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ef1b" officeooo:paragraph-rsid="0010ef1b"/>
    </style:style>
    <style:style style:name="P2" style:family="paragraph" style:parent-style-name="Standard">
      <style:text-properties officeooo:rsid="0011e478" officeooo:paragraph-rsid="0011e478"/>
    </style:style>
    <style:style style:name="P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47596" officeooo:paragraph-rsid="00147596"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47596" officeooo:paragraph-rsid="00164fd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db6b5" officeooo:paragraph-rsid="001db6b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77845" officeooo:paragraph-rsid="00177845"/>
    </style:style>
    <style:style style:name="P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147596" officeooo:paragraph-rsid="00147596"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000000" style:text-line-through-style="none" style:text-line-through-type="none" style:font-name="monospace" fo:font-size="10pt" fo:letter-spacing="normal" fo:font-style="normal" fo:font-weight="normal" officeooo:rsid="0010ef1b" officeooo:paragraph-rsid="0012d4fe" style:font-size-asian="9pt" style:font-weight-asian="normal" style:font-size-complex="9pt" style:font-weight-complex="normal"/>
    </style:style>
    <style:style style:name="P9"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1e478" officeooo:paragraph-rsid="0011e478" style:font-size-asian="9pt" style:font-weight-asian="normal" style:font-size-complex="9pt" style:font-weight-complex="normal"/>
    </style:style>
    <style:style style:name="P10"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1e478" officeooo:paragraph-rsid="00177845" style:font-size-asian="9pt" style:font-weight-asian="normal" style:font-size-complex="9pt" style:font-weight-complex="normal"/>
    </style:style>
    <style:style style:name="P11" style:family="paragraph" style:parent-style-name="Standard">
      <style:text-properties fo:font-variant="normal" fo:text-transform="none" fo:color="#000000" style:text-line-through-style="none" style:text-line-through-type="none" style:font-name="Liberation Serif" fo:font-size="14pt" fo:letter-spacing="normal" fo:font-style="normal" fo:font-weight="normal" officeooo:rsid="0011e478" officeooo:paragraph-rsid="0011e478" style:font-size-asian="9pt" style:font-weight-asian="normal" style:font-size-complex="9pt" style:font-weight-complex="normal"/>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47596" officeooo:paragraph-rsid="00147596"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bold" officeooo:rsid="00147596" officeooo:paragraph-rsid="00147596"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1pt" fo:letter-spacing="normal" fo:font-style="normal" fo:font-weight="normal" officeooo:rsid="0011e478" officeooo:paragraph-rsid="0011e478"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variant="normal" fo:text-transform="none" fo:color="#000000" style:text-line-through-style="none" style:text-line-through-type="none" style:font-name="Menlo-Regular" fo:font-size="15pt" fo:letter-spacing="normal" fo:font-style="normal" fo:font-weight="normal" officeooo:rsid="00147596" officeooo:paragraph-rsid="00147596" style:font-size-asian="15pt" style:font-weight-asian="normal" style:font-size-complex="14pt" style:font-weight-complex="normal"/>
    </style:style>
    <style:style style:name="P16" style:family="paragraph" style:parent-style-name="Standard">
      <style:text-properties style:text-line-through-style="none" style:text-line-through-type="none" officeooo:rsid="0011e478" officeooo:paragraph-rsid="0011e478"/>
    </style:style>
    <style:style style:name="P17" style:family="paragraph" style:parent-style-name="Standard">
      <style:text-properties officeooo:rsid="00177845" officeooo:paragraph-rsid="00177845"/>
    </style:style>
    <style:style style:name="P18" style:family="paragraph" style:parent-style-name="Standard">
      <style:text-properties fo:font-weight="bold" officeooo:rsid="00177845" officeooo:paragraph-rsid="00177845" style:font-weight-asian="bold" style:font-weight-complex="bold"/>
    </style:style>
    <style:style style:name="P19" style:family="paragraph" style:parent-style-name="Preformatted_20_Text">
      <style:text-properties fo:font-variant="normal" fo:text-transform="none" fo:color="#000000" style:font-name="monospace" fo:font-size="14pt" fo:letter-spacing="normal" fo:font-style="normal" fo:font-weight="normal" officeooo:rsid="0010ef1b" officeooo:paragraph-rsid="0010ef1b"/>
    </style:style>
    <style:style style:name="P20" style:family="paragraph" style:parent-style-name="Preformatted_20_Text">
      <style:paragraph-properties fo:text-align="center" style:justify-single-word="false"/>
      <style:text-properties fo:font-variant="normal" fo:text-transform="none" fo:color="#000000" style:text-line-through-style="none" style:text-line-through-type="none" style:font-name="monospace" fo:font-size="11pt" fo:letter-spacing="normal" fo:font-style="normal" fo:font-weight="normal" officeooo:rsid="0011e478" officeooo:paragraph-rsid="0011e478" style:font-size-asian="11pt" style:font-weight-asian="normal" style:font-size-complex="11pt" style:font-weight-complex="normal"/>
    </style:style>
    <style:style style:name="P21" style:family="paragraph" style:parent-style-name="Preformatted_20_Text">
      <style:paragraph-properties fo:margin-top="0in" fo:margin-bottom="0in" loext:contextual-spacing="false" style:line-height-at-least="0.2362in" fo:text-align="start" style:justify-single-word="false" fo:widows="1" fo:padding="0in" fo:border="none"/>
      <style:text-properties fo:font-variant="normal" fo:text-transform="none" fo:color="#000000" fo:font-size="10pt" fo:letter-spacing="normal" style:font-size-asian="10pt" style:font-size-complex="10pt"/>
    </style:style>
    <style:style style:name="P22" style:family="paragraph" style:parent-style-name="Preformatted_20_Text">
      <style:paragraph-properties fo:margin-top="0in" fo:margin-bottom="0in" loext:contextual-spacing="false" style:line-height-at-least="0.2362in" fo:text-align="center" style:justify-single-word="false" fo:widows="1" fo:padding="0in" fo:border="none"/>
      <style:text-properties fo:font-variant="normal" fo:text-transform="none" fo:color="#000000" style:font-name="monospace" fo:font-size="11pt" fo:letter-spacing="normal" fo:font-style="normal" fo:font-weight="normal" style:font-size-asian="11pt" style:font-size-complex="11pt"/>
    </style:style>
    <style:style style:name="P2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db6b5" officeooo:paragraph-rsid="0014759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db6b5" officeooo:paragraph-rsid="001db6b5"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efd19" officeooo:paragraph-rsid="001db6b5"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a15b4" officeooo:paragraph-rsid="00147596"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fo:font-weight="normal" officeooo:rsid="001fc4a6" officeooo:paragraph-rsid="001fc4a6"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pt" fo:letter-spacing="normal" fo:font-style="normal" fo:font-weight="normal" officeooo:rsid="001fc4a6" officeooo:paragraph-rsid="001fc4a6"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efd19" officeooo:paragraph-rsid="001efd19"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fc4a6" officeooo:paragraph-rsid="001fc4a6"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1fc4a6" officeooo:paragraph-rsid="001fc4a6" style:font-size-asian="12.25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 fo:font-size="11pt" style:font-size-asian="11pt" style:font-size-complex="11pt"/>
    </style:style>
    <style:style style:name="P33" style:family="paragraph" style:parent-style-name="Standard">
      <style:paragraph-properties fo:text-align="start" style:justify-single-word="false"/>
      <style:text-properties style:font-name="Liberation Serif" fo:font-size="11pt" officeooo:paragraph-rsid="001fc4a6" style:font-size-asian="11pt" style:font-size-complex="11pt"/>
    </style:style>
    <style:style style:name="P34" style:family="paragraph" style:parent-style-name="Standard">
      <style:paragraph-properties fo:text-align="start" style:justify-single-word="false" style:writing-mode="lr-tb"/>
      <style:text-properties fo:font-size="11pt" style:font-size-asian="11pt" style:font-size-complex="11pt"/>
    </style:style>
    <style:style style:name="P35" style:family="paragraph" style:parent-style-name="Standard">
      <style:paragraph-properties fo:text-align="start" style:justify-single-word="false" style:writing-mode="lr-tb"/>
      <style:text-properties fo:font-size="11pt" officeooo:paragraph-rsid="001fc4a6" style:font-size-asian="11pt" style:font-size-complex="11pt"/>
    </style:style>
    <style:style style:name="P36" style:family="paragraph" style:parent-style-name="Table_20_Contents">
      <style:paragraph-properties fo:text-align="start" style:justify-single-word="false"/>
      <style:text-properties style:font-name="Liberation Serif" fo:font-size="11pt" officeooo:rsid="001fc4a6" officeooo:paragraph-rsid="001fc4a6" style:font-size-asian="11pt" style:font-size-complex="11pt"/>
    </style:style>
    <style:style style:name="P37" style:family="paragraph" style:parent-style-name="Table_20_Contents">
      <style:paragraph-properties fo:text-align="start" style:justify-single-word="false"/>
      <style:text-properties style:font-name="Liberation Serif" fo:font-size="11pt" officeooo:paragraph-rsid="001fc4a6" style:font-size-asian="11pt" style:font-size-complex="11pt"/>
    </style:style>
    <style:style style:name="T1" style:family="text">
      <style:text-properties style:font-name="monospace" fo:font-style="normal" fo:font-weight="normal"/>
    </style:style>
    <style:style style:name="T2" style:family="text">
      <style:text-properties fo:font-size="10pt" style:font-size-asian="10pt" style:font-size-complex="10pt"/>
    </style:style>
    <style:style style:name="T3" style:family="text">
      <style:text-properties fo:font-variant="normal" fo:text-transform="none" fo:color="#000000" style:font-name="monospace" fo:font-size="10pt" fo:letter-spacing="normal" fo:font-style="normal" fo:font-weight="normal" officeooo:rsid="0010ef1b" style:font-size-asian="10pt" style:font-size-complex="10pt"/>
    </style:style>
    <style:style style:name="T4" style:family="text">
      <style:text-properties style:text-line-through-style="none" style:text-line-through-type="none"/>
    </style:style>
    <style:style style:name="T5" style:family="text">
      <style:text-properties style:text-line-through-style="none" style:text-line-through-type="none" style:font-size-asian="9pt" style:font-weight-asian="normal" style:font-size-complex="9pt" style:font-weight-complex="normal"/>
    </style:style>
    <style:style style:name="T6" style:family="text">
      <style:text-properties style:text-line-through-style="none" style:text-line-through-type="none" officeooo:rsid="0011e478" style:font-size-asian="9pt" style:font-weight-asian="normal" style:font-size-complex="9pt" style:font-weight-complex="normal"/>
    </style:style>
    <style:style style:name="T7" style:family="text">
      <style:text-properties style:text-line-through-style="none" style:text-line-through-type="none" officeooo:rsid="0010ef1b"/>
    </style:style>
    <style:style style:name="T8" style:family="text">
      <style:text-properties style:text-line-through-style="none" style:text-line-through-type="none" officeooo:rsid="00147596"/>
    </style:style>
    <style:style style:name="T9" style:family="text">
      <style:text-properties style:text-line-through-style="none" style:text-line-through-type="none" style:font-name="Menlo-Regular" fo:font-size="15pt" fo:font-weight="bold" style:font-size-asian="15pt" style:font-weight-asian="bold" style:font-weight-complex="bold"/>
    </style:style>
    <style:style style:name="T10" style:family="text">
      <style:text-properties style:text-line-through-style="none" style:text-line-through-type="none" officeooo:rsid="00164fd6"/>
    </style:style>
    <style:style style:name="T11" style:family="text">
      <style:text-properties style:text-line-through-style="none" style:text-line-through-type="none" fo:font-size="15pt" style:font-size-asian="15pt"/>
    </style:style>
    <style:style style:name="T12" style:family="text">
      <style:text-properties style:text-line-through-style="none" style:text-line-through-type="none" fo:font-size="15pt" fo:font-weight="bold" style:font-size-asian="15pt" style:font-weight-asian="bold" style:font-weight-complex="bold"/>
    </style:style>
    <style:style style:name="T13" style:family="text">
      <style:text-properties style:text-line-through-style="none" style:text-line-through-type="none" officeooo:rsid="001a15b4"/>
    </style:style>
    <style:style style:name="T14" style:family="text">
      <style:text-properties style:text-line-through-style="none" style:text-line-through-type="none" officeooo:rsid="001db6b5"/>
    </style:style>
    <style:style style:name="T15" style:family="text">
      <style:text-properties style:text-line-through-style="none" style:text-line-through-type="none" officeooo:rsid="001efd19"/>
    </style:style>
    <style:style style:name="T16" style:family="text">
      <style:text-properties style:text-line-through-style="none" style:text-line-through-type="none" officeooo:rsid="001fb8fd"/>
    </style:style>
    <style:style style:name="T17" style:family="text">
      <style:text-properties style:text-line-through-style="none" style:text-line-through-type="none" officeooo:rsid="001fc4a6"/>
    </style:style>
    <style:style style:name="T18" style:family="text">
      <style:text-properties fo:font-weight="bold" style:font-weight-asian="bold" style:font-weight-complex="bold"/>
    </style:style>
    <style:style style:name="T19" style:family="text">
      <style:text-properties officeooo:rsid="00147596"/>
    </style:style>
    <style:style style:name="T20" style:family="text">
      <style:text-properties officeooo:rsid="00177845"/>
    </style:style>
    <style:style style:name="T21"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DANA LITOVSKY ALCALA</text:span><text:tab/><text:tab/><text:tab/><text:tab/><text:tab/><text:tab/>Machine Learning, report <text:span text:style-name="T20">3</text:span></text:p>
      <text:p text:style-name="P1"/>
      <text:p text:style-name="P1"/>
      <text:p text:style-name="P17">In the previous report, I provided a summary analysis of the loan and debt delinquency data. In this report, I will discuss more advanced machine learning classifiers I applied to the data to understand </text:p>
      <text:p text:style-name="P2">what factors make individuals more likely to not be able to pay debt.</text:p>
      <text:p text:style-name="P2"/>
      <text:p text:style-name="P18">Recall the attributes of the data:</text:p>
      <text:p text:style-name="P1"/>
      <text:p text:style-name="P19"><text:tab/>“<text:span text:style-name="T2">SeriousDlqin2yrs', 'RevolvingUtilizationOfUnsecuredLines',</text:span></text:p>
      <text:p text:style-name="P21"><text:s text:c="7"/><text:span text:style-name="T1">'age', 'NumberOfTime30-59DaysPastDueNotWorse', 'DebtRatio',</text:span></text:p>
      <text:p text:style-name="P21"><text:s text:c="7"/><text:span text:style-name="T1">'MonthlyIncome', 'NumberOfOpenCreditLinesAndLoans',</text:span></text:p>
      <text:p text:style-name="P21"><text:s text:c="7"/><text:span text:style-name="T1">'NumberOfTimes90DaysLate', 'NumberRealEstateLoansOrLines',</text:span></text:p>
      <text:p text:style-name="P21"><text:s text:c="7"/><text:span text:style-name="T1">'NumberOfTime60-89DaysPastDueNotWorse', 'NumberOfDependents”</text:span></text:p>
      <text:p text:style-name="P1"/>
      <text:p text:style-name="P2">Where <text:s/><text:span text:style-name="T3">SeriousDlqin2yrs </text:span>i<text:span text:style-name="T19">s 1</text:span><text:span text:style-name="T4"> if an individual experienced 90 days past due delinquency, or worse, </text:span><text:span text:style-name="T8">and 0 otherwise.</text:span><text:span text:style-name="T4">.</text:span></text:p>
      <text:p text:style-name="P16"/>
      <text:p text:style-name="P11"/>
      <text:p text:style-name="P9"><text:span text:style-name="T20">Recall that missing</text:span> values pose a challenge to work with data. Monthly Income and Number of dependents have many missing values (other features have no missing values):</text:p>
      <text:p text:style-name="P9"/>
      <text:p text:style-name="P20">MonthlyIncome <text:s text:c="26"/>29731</text:p>
      <text:p text:style-name="P22">NumberOfDependents <text:s text:c="22"/>3924</text:p>
      <text:p text:style-name="P14"/>
      <text:p text:style-name="P14"/>
      <text:p text:style-name="P6"><text:span text:style-name="T6">I </text:span><text:span text:style-name="T5">improved my previous imputation methodology by imputing training Income data with its median and training dependents data with the mode. I applied these training statistics to impute test data.</text:span></text:p>
      <text:p text:style-name="P10"/>
      <text:p text:style-name="P8"/>
      <text:p text:style-name="P7"><text:span text:style-name="T7">C</text:span><text:span text:style-name="T4">reating and Evaluating </text:span><text:span text:style-name="T17">Models</text:span><text:span text:style-name="T4"> to predict loan default</text:span></text:p>
      <text:p text:style-name="P13"/>
      <text:p text:style-name="P3"><text:span text:style-name="T4">To predict which individuals would be more likely to default on debt, I </text:span><text:span text:style-name="T13">employ six models </text:span><text:span text:style-name="T17">(including SVM, Logistic Regression, Decision Trees, etc) </text:span><text:span text:style-name="T13">and various parameters to pick the best model-parameter mix. </text:span><text:span text:style-name="T14">I use Area Under the Curve metric to determine which is the best model. </text:span><text:span text:style-name="T15">The AUC is a metric that calculates the area under the precision-recall curve.</text:span></text:p>
      <text:p text:style-name="P23"/>
      <text:p text:style-name="P5"><text:span text:style-name="T4">AUC is a good metric </text:span><text:span text:style-name="T15">for this data because I care about overall precision-recall performance. It's important to remember that the data is unbalanced in the prediction attribute class. Most of the data points are classified as serious delinquency in the last two years = 0, with only 10% of data = 1. So, using accuracy is not a good metric </text:span><text:soft-page-break/><text:span text:style-name="T15">because if I assigned all data points to class = 0, I'd already get 90% accuracy or more. </text:span><text:span text:style-name="T17">This data's base metric is about 93%, s</text:span><text:span text:style-name="T15">o </text:span><text:span text:style-name="T17">I'd like to test various models to see if I can improve.</text:span></text:p>
      <text:p text:style-name="P25"/>
      <text:p text:style-name="P29"><text:span text:style-name="T4">I also considered using F1 score as a metric. The challenge with F1 score is that it is calculated with one precision-recall data point, and does not use thresholds. Thus, it would be challenging to compare F1 scores across models since I would only be picking precision-recall on one point of the curve. </text:span><text:span text:style-name="T16">If I cared about precision at a certain point of recall, or recall at a certain precision level, then F1 would be an appropriate metric. Yet, </text:span><text:span text:style-name="T4">AUC is a metric that takes into account precision-recall points at all thresholds (from 0 to 1 along the curve) </text:span><text:span text:style-name="T16">and is appropriate when looking for overall performance.</text:span></text:p>
      <text:p text:style-name="P29"><text:span text:style-name="T16"/></text:p>
      <text:p text:style-name="P31"><text:span text:style-name="T16">S</text:span><text:span text:style-name="T4">electing a Best Model</text:span></text:p>
      <text:p text:style-name="P26"/>
      <text:p text:style-name="P5"><text:span text:style-name="T13">I </text:span><text:span text:style-name="T4">make the model selection process and the estimation of the AUC more robust by employing k-fold cross validation, which splits the data into a number of folds for train and test </text:span><text:span text:style-name="T17">set</text:span><text:span text:style-name="T4">. At each fold, I impute missing data, create features (in this case, </text:span><text:span text:style-name="T8"><text:s/>age and income bins, <text:s/>the log of monthly income, and a scaled monthly income</text:span><text:span text:style-name="T4">), and run the model with its parameters. I compute the average AUC over all the folds to get a more robust AUC metric. </text:span><text:span text:style-name="T17">I chose n = 3 folds due to the complexity and time-constraint of running a dataset with more than 100,000 observations. Running k fold cross validation across all models and parameters took many hours!</text:span></text:p>
      <text:p text:style-name="P24"/>
      <text:p text:style-name="P27">Here's a sample table of some of the 198 results for various model-parameter combinations.</text:p>
      <text:p text:style-name="P27"/>
      <text:p text:style-name="P27"/>
      <table:table table:name="Table1" table:style-name="Table1">
        <table:table-column table:style-name="Table1.A" table:number-columns-repeated="4"/>
        <table:table-row>
          <table:table-cell table:style-name="Table1.A1" office:value-type="string">
            <text:p text:style-name="P36">MODEL</text:p>
          </table:table-cell>
          <table:table-cell table:style-name="Table1.A1" office:value-type="string">
            <text:p text:style-name="P36">PARAMETERS</text:p>
          </table:table-cell>
          <table:table-cell table:style-name="Table1.A1" office:value-type="string">
            <text:p text:style-name="P36">AVERAGE AUC</text:p>
          </table:table-cell>
          <table:table-cell table:style-name="Table1.D1" office:value-type="string">
            <text:p text:style-name="P36">AUC STD DEV</text:p>
          </table:table-cell>
        </table:table-row>
        <table:table-row>
          <table:table-cell table:style-name="Table1.A2" office:value-type="string">
            <text:p text:style-name="P36">LOGISTIC REGRESSION</text:p>
          </table:table-cell>
          <table:table-cell table:style-name="Table1.A2" office:value-type="string">
            <text:p text:style-name="P32"><text:span text:style-name="T21">LogisticRegression(C=5, class_weight=None, dual=False, fit_intercept=True,</text:span></text:p>
            <text:p text:style-name="P34"><text:span text:style-name="T21"><text:s text:c="10"/>intercept_scaling=1, max_iter=100, multi_class='ovr', n_jobs=-1,</text:span></text:p>
            <text:p text:style-name="P34"><text:span text:style-name="T21"><text:s text:c="10"/>penalty='l2', random_state=0, solver='liblinear', tol=0.0001,</text:span></text:p>
            <text:p text:style-name="P34"><text:span text:style-name="T21"><text:s text:c="10"/>verbose=0, warm_start=False)</text:span></text:p>
            <text:p text:style-name="P32"/>
          </table:table-cell>
          <table:table-cell table:style-name="Table1.A2" office:value-type="string">
            <text:p text:style-name="P37"/>
            <text:p text:style-name="P33"><text:span text:style-name="T21">0.193728058162397</text:span></text:p>
            <text:p text:style-name="P33"/>
          </table:table-cell>
          <table:table-cell table:style-name="Table1.D2" office:value-type="string">
            <text:p text:style-name="P32"><text:span text:style-name="T21">0.00114991808378312</text:span></text:p>
            <text:p text:style-name="P32"/>
          </table:table-cell>
        </table:table-row>
        <text:soft-page-break/>
        <table:table-row>
          <table:table-cell table:style-name="Table1.A2" office:value-type="string">
            <text:p text:style-name="P36">DECISION TREES</text:p>
          </table:table-cell>
          <table:table-cell table:style-name="Table1.A2" office:value-type="string">
            <text:p text:style-name="P32"><text:span text:style-name="T21">DecisionTreeClassifier(class_weight=None, criterion='entropy', max_depth=1,</text:span></text:p>
            <text:p text:style-name="P34"><text:span text:style-name="T21"><text:s text:c="12"/>max_features='sqrt', max_leaf_nodes=None, min_samples_leaf=1,</text:span></text:p>
            <text:p text:style-name="P34"><text:span text:style-name="T21"><text:s text:c="12"/>min_samples_split=2, min_weight_fraction_leaf=0.0,</text:span></text:p>
            <text:p text:style-name="P34"><text:span text:style-name="T21"><text:s text:c="12"/>presort=False, random_state=0, splitter='best')</text:span></text:p>
            <text:p text:style-name="P32"/>
          </table:table-cell>
          <table:table-cell table:style-name="Table1.A2" office:value-type="string">
            <text:p text:style-name="P32"><text:span text:style-name="T21">0.060168204864728</text:span></text:p>
            <text:p text:style-name="P32"/>
          </table:table-cell>
          <table:table-cell table:style-name="Table1.D2" office:value-type="string">
            <text:p text:style-name="P32"><text:span text:style-name="T21">0.0623008269372771</text:span></text:p>
            <text:p text:style-name="P32"/>
          </table:table-cell>
        </table:table-row>
        <table:table-row>
          <table:table-cell table:style-name="Table1.A2" office:value-type="string">
            <text:p text:style-name="P36">RANDOM FORESTS</text:p>
          </table:table-cell>
          <table:table-cell table:style-name="Table1.A2" office:value-type="string">
            <text:p text:style-name="P32"><text:span text:style-name="T21">RandomForestClassifier(bootstrap=True, class_weight=None, criterion='gini',</text:span></text:p>
            <text:p text:style-name="P34"><text:span text:style-name="T21"><text:s text:c="12"/>max_depth=75, max_features='log2', max_leaf_nodes=None,</text:span></text:p>
            <text:p text:style-name="P34"><text:span text:style-name="T21"><text:s text:c="12"/>min_samples_leaf=1, min_samples_split=10,</text:span></text:p>
            <text:p text:style-name="P34"><text:span text:style-name="T21"><text:s text:c="12"/>min_weight_fraction_leaf=0.0, n_estimators=100, n_jobs=-1,</text:span></text:p>
            <text:p text:style-name="P34"><text:span text:style-name="T21"><text:s text:c="12"/>oob_score=False, random_state=0, verbose=0, warm_start=False)</text:span></text:p>
            <text:p text:style-name="P32"/>
          </table:table-cell>
          <table:table-cell table:style-name="Table1.A2" office:value-type="string">
            <text:p text:style-name="P32"><text:span text:style-name="T21">0.253487604400328</text:span></text:p>
            <text:p text:style-name="P32"/>
          </table:table-cell>
          <table:table-cell table:style-name="Table1.D2" office:value-type="string">
            <text:p text:style-name="P32"><text:span text:style-name="T21">0.022690907221615</text:span></text:p>
            <text:p text:style-name="P32"/>
          </table:table-cell>
        </table:table-row>
        <table:table-row>
          <table:table-cell table:style-name="Table1.A2" office:value-type="string">
            <text:p text:style-name="P36">SVM</text:p>
          </table:table-cell>
          <table:table-cell table:style-name="Table1.A2" office:value-type="string">
            <text:p text:style-name="P32"><text:span text:style-name="T21">LinearSVC(C=1, class_weight=None, dual=False, fit_intercept=True,</text:span></text:p>
            <text:p text:style-name="P34"><text:span text:style-name="T21"><text:s text:c="5"/>intercept_scaling=1, loss='squared_hinge', max_iter=1000,</text:span></text:p>
            <text:p text:style-name="P34"><text:span text:style-name="T21"><text:s text:c="5"/>multi_class='ovr', penalty='l1', random_state=0, tol=0.0001,</text:span></text:p>
            <text:p text:style-name="P34"><text:span text:style-name="T21"><text:s text:c="5"/>verbose=0)</text:span></text:p>
            <text:p text:style-name="P32"><text:span text:style-name="T21"/></text:p>
            <text:p text:style-name="P32"/>
          </table:table-cell>
          <table:table-cell table:style-name="Table1.A2" office:value-type="string">
            <text:p text:style-name="P33"><text:span text:style-name="T21">0.116545417569312</text:span></text:p>
          </table:table-cell>
          <table:table-cell table:style-name="Table1.D2" office:value-type="string">
            <text:p text:style-name="P32"><text:span text:style-name="T21">0.014022030648488</text:span></text:p>
            <text:p text:style-name="P32"/>
          </table:table-cell>
        </table:table-row>
      </table:table>
      <text:p text:style-name="P27"/>
      <text:p text:style-name="P12"><text:soft-page-break/></text:p>
      <text:p text:style-name="P27">After looping over all model-parameter combination, the model with the best average AUC is the Random forest with parameters:</text:p>
      <text:p text:style-name="P27"/>
      <text:p text:style-name="P33"><text:span text:style-name="T21">RandomForestClassifier(bootstrap=True, class_weight=None, criterion='gini',</text:span></text:p>
      <text:p text:style-name="P35"><text:span text:style-name="T21"><text:s text:c="12"/>max_depth=75, max_features='log2', max_leaf_nodes=None,</text:span></text:p>
      <text:p text:style-name="P35"><text:span text:style-name="T21"><text:s text:c="12"/>min_samples_leaf=1, min_samples_split=10,</text:span></text:p>
      <text:p text:style-name="P35"><text:span text:style-name="T21"><text:s text:c="12"/>min_weight_fraction_leaf=0.0, n_estimators=100, n_jobs=-1,</text:span></text:p>
      <text:p text:style-name="P35"><text:span text:style-name="T21"><text:s text:c="12"/>oob_score=False, random_state=0, verbose=0, warm_start=False)</text:span></text:p>
      <text:p text:style-name="P28"/>
      <text:p text:style-name="P27">The depth tells me…</text:p>
      <text:p text:style-name="P27"/>
      <text:p text:style-name="P27">I am now interested in how this best model would perform on the entire dataset. I split the data into 80-20 train-test set to calculate precision, accuracy, recall, AUC and plot precision-recall curve for the Random Forest.</text:p>
      <text:p text:style-name="P27"/>
      <text:p text:style-name="P27">In particular, I wanted to see if I could improve the accuracy score I attained previously by running logistic regression (PA2). </text:p>
      <text:p text:style-name="P4"><text:span text:style-name="T17">The logistic regression returned</text:span><text:span text:style-name="T10"> an accuracy score of: </text:span><text:span text:style-name="T4"><text:s/></text:span><text:span text:style-name="T9">0.931866666667</text:span></text:p>
      <text:p text:style-name="P15"/>
      <text:p text:style-name="P30"><text:span text:style-name="T11">By running the Random Forest on the same train-test split, I attained an accuracy score of </text:span><text:span text:style-name="T12">0.9353000</text:span><text:span text:style-name="T11">. This result is not much of an improvement, but recall that due to the data's imbalance in label class, base accuracy is about 93%, and accuracy is not a great measure to use in this case.</text:span></text:p>
      <text:p text:style-name="P30"><text:span text:style-name="T11"/></text:p>
      <text:p text:style-name="P30"><text:span text:style-name="T11">Instead, I also calculated precision, recall, and AUC on this final train-test split.</text:span></text:p>
      <text:p text:style-name="P30"><text:span text:style-name="T11"/></text:p>
      <text:p text:style-name="P30"><text:span text:style-name="T11">PRECISION: 0.60600706713780916</text:span></text:p>
      <text:p text:style-name="P30"><text:span text:style-name="T11">RECALL: 0.16642406598738477</text:span></text:p>
      <text:p text:style-name="P30"><text:span text:style-name="T11">AUC: 0.38052365115530362</text:span></text:p>
      <text:p text:style-name="P30"><text:span text:style-name="T11"/></text:p>
      <text:p text:style-name="P30"><text:span text:style-name="T11">Recall that precision and recall are calculated only at a certain threshold, such as 50%. However, looking at AUC shows that this Random Forest is able to have an overall performance across all precision-recall threshold of about 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252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4:03:43.674060000</meta:creation-date>
    <meta:editing-duration>PT3H16M57S</meta:editing-duration>
    <meta:editing-cycles>10</meta:editing-cycles>
    <meta:generator>LibreOffice/5.0.2.2$MacOSX_X86_64 LibreOffice_project/37b43f919e4de5eeaca9b9755ed688758a8251fe</meta:generator>
    <dc:date>2016-05-05T08:04:55.405552000</dc:date>
    <meta:document-statistic meta:table-count="1" meta:image-count="0" meta:object-count="0" meta:page-count="4" meta:paragraph-count="70" meta:word-count="846" meta:character-count="6449" meta:non-whitespace-character-count="5408"/>
  </office:meta>
</office:document-meta>
</file>